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5625in" table:align="left" style:writing-mode="rl-tb"/>
    </style:style>
    <style:style style:name="Table1.A" style:family="table-column">
      <style:table-column-properties style:column-width="2.37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6ba0d0" officeooo:paragraph-rsid="036ba0d0"/>
    </style:style>
    <style:style style:name="P4" style:family="paragraph" style:parent-style-name="Text_20_body">
      <style:text-properties officeooo:rsid="036ff332" officeooo:paragraph-rsid="036ff332"/>
    </style:style>
    <style:style style:name="P5" style:family="paragraph" style:parent-style-name="Text_20_body">
      <style:text-properties officeooo:rsid="0377631c" officeooo:paragraph-rsid="0377631c"/>
    </style:style>
    <style:style style:name="P6" style:family="paragraph" style:parent-style-name="Text_20_body">
      <style:text-properties officeooo:rsid="037a572d" officeooo:paragraph-rsid="03976bcb"/>
    </style:style>
    <style:style style:name="P7" style:family="paragraph" style:parent-style-name="Text_20_body">
      <style:text-properties officeooo:rsid="037c0af8" officeooo:paragraph-rsid="03893247"/>
    </style:style>
    <style:style style:name="P8" style:family="paragraph" style:parent-style-name="Text_20_body">
      <style:text-properties officeooo:rsid="036a1fa6" officeooo:paragraph-rsid="03976bcb"/>
    </style:style>
    <style:style style:name="P9" style:family="paragraph" style:parent-style-name="Text_20_body">
      <style:text-properties officeooo:rsid="03933f70" officeooo:paragraph-rsid="03933f70"/>
    </style:style>
    <style:style style:name="P10" style:family="paragraph" style:parent-style-name="Text_20_body">
      <style:text-properties officeooo:rsid="039c6ac7" officeooo:paragraph-rsid="03a04915"/>
    </style:style>
    <style:style style:name="P11" style:family="paragraph" style:parent-style-name="Text_20_body">
      <style:text-properties officeooo:rsid="03a04915" officeooo:paragraph-rsid="03a04915"/>
    </style:style>
    <style:style style:name="P12" style:family="paragraph" style:parent-style-name="Table_20_Contents">
      <style:paragraph-properties fo:text-align="center" style:justify-single-word="false"/>
      <style:text-properties officeooo:rsid="037543fb" officeooo:paragraph-rsid="037543fb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3711f4b" officeooo:paragraph-rsid="03711f4b" style:font-weight-asian="bold" style:font-weight-complex="bold"/>
    </style:style>
    <style:style style:name="P14" style:family="paragraph" style:parent-style-name="Table_20_Contents">
      <style:text-properties fo:font-weight="bold" officeooo:rsid="03711f4b" officeooo:paragraph-rsid="0373a2a2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officeooo:rsid="0371dbc5" officeooo:paragraph-rsid="0371dbc5" style:font-weight-asian="bold" style:font-weight-complex="bold"/>
    </style:style>
    <style:style style:name="P16" style:family="paragraph" style:parent-style-name="Footnote">
      <style:text-properties fo:font-size="10pt" officeooo:paragraph-rsid="0382904d" style:font-size-asian="10pt" style:font-size-complex="10pt"/>
    </style:style>
    <style:style style:name="P17" style:family="paragraph" style:parent-style-name="Footnote">
      <style:text-properties fo:font-size="10pt" officeooo:paragraph-rsid="03889b9f" style:font-size-asian="10pt" style:font-size-complex="10pt"/>
    </style:style>
    <style:style style:name="P18" style:family="paragraph" style:parent-style-name="Text_20_body">
      <style:text-properties officeooo:rsid="03a04915" officeooo:paragraph-rsid="03a04915"/>
    </style:style>
    <style:style style:name="P19" style:family="paragraph" style:parent-style-name="Heading_20_1">
      <style:text-properties officeooo:rsid="036a1fa6" officeooo:paragraph-rsid="036a1f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6b5a79" style:font-weight-asian="bold" style:font-weight-complex="bold"/>
    </style:style>
    <style:style style:name="T3" style:family="text">
      <style:text-properties officeooo:rsid="036b5a79"/>
    </style:style>
    <style:style style:name="T4" style:family="text">
      <style:text-properties officeooo:rsid="036e11bf"/>
    </style:style>
    <style:style style:name="T5" style:family="text">
      <style:text-properties officeooo:rsid="0371dbc5"/>
    </style:style>
    <style:style style:name="T6" style:family="text">
      <style:text-properties officeooo:rsid="037608bd"/>
    </style:style>
    <style:style style:name="T7" style:family="text">
      <style:text-properties officeooo:rsid="03783c69"/>
    </style:style>
    <style:style style:name="T8" style:family="text">
      <style:text-properties officeooo:rsid="03819b46"/>
    </style:style>
    <style:style style:name="T9" style:family="text">
      <style:text-properties officeooo:rsid="0382904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382904d"/>
    </style:style>
    <style:style style:name="T12" style:family="text">
      <style:text-properties fo:language="en" fo:country="US" fo:font-weight="bold" officeooo:rsid="0382904d" style:font-weight-asian="bold" style:font-weight-complex="bold"/>
    </style:style>
    <style:style style:name="T13" style:family="text">
      <style:text-properties fo:language="en" fo:country="US" fo:font-weight="normal" officeooo:rsid="0382904d" style:font-weight-asian="normal" style:font-weight-complex="normal"/>
    </style:style>
    <style:style style:name="T14" style:family="text">
      <style:text-properties fo:language="en" fo:country="US" fo:font-weight="normal" officeooo:rsid="0387c02d" style:font-weight-asian="normal" style:font-weight-complex="normal"/>
    </style:style>
    <style:style style:name="T15" style:family="text">
      <style:text-properties fo:language="en" fo:country="US" fo:font-weight="normal" officeooo:rsid="03889b9f" style:font-weight-asian="normal" style:font-weight-complex="normal"/>
    </style:style>
    <style:style style:name="T16" style:family="text">
      <style:text-properties fo:language="en" fo:country="US" fo:font-weight="normal" officeooo:rsid="03893247" style:font-weight-asian="normal" style:font-weight-complex="normal"/>
    </style:style>
    <style:style style:name="T17" style:family="text">
      <style:text-properties fo:language="en" fo:country="US" officeooo:rsid="038703c7"/>
    </style:style>
    <style:style style:name="T18" style:family="text">
      <style:text-properties officeooo:rsid="0383d68a"/>
    </style:style>
    <style:style style:name="T19" style:family="text">
      <style:text-properties officeooo:rsid="038f4d12"/>
    </style:style>
    <style:style style:name="T20" style:family="text">
      <style:text-properties officeooo:rsid="0398a828"/>
    </style:style>
    <style:style style:name="T21" style:family="text">
      <style:text-properties officeooo:rsid="039c6ac7"/>
    </style:style>
    <style:style style:name="T22" style:family="text">
      <style:text-properties officeooo:rsid="03a0368d"/>
    </style:style>
    <style:style style:name="T23" style:family="text">
      <style:text-properties officeooo:rsid="03a04915"/>
    </style:style>
    <style:style style:name="T24" style:family="text">
      <style:text-properties officeooo:rsid="03a2d9d3"/>
    </style:style>
    <style:style style:name="T25" style:family="text">
      <style:text-properties officeooo:rsid="03a4cfdf"/>
    </style:style>
    <style:style style:name="T26" style:family="text">
      <style:text-properties officeooo:rsid="03a96a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שיעורי בית</text:h>
      <text:p text:style-name="P8">1. <text:span text:style-name="T3">כזכור, </text:span><text:span text:style-name="T2">מנגנון </text:span><text:span text:style-name="T3">הוא אלגוריתם שהקלט שלו הוא ההעדפות של בני-אדם. <text:s text:c="2"/>תנו שלוש דוגמאות מהחיים למנגנונים. <text:s/>לגבי כל אחד מהם, ציינו אם הוא אמיתי ואם הוא יעיל פארטו.</text:span></text:p>
      <text:p text:style-name="P3">2. <text:span text:style-name="T4">קבוצת חברים רוצה ללכת יחד למסעדה והם מתלבטים בין כמה אפשרויות. ירמיהו</text:span><text:span text:style-name="T4"><text:note text:id="ftn1" text:note-class="footnote"><text:note-citation>1</text:note-citation><text:note-body><text:p text:style-name="P16"><text:span text:style-name="T9"><text:s/>ירמיהו בנתהאם (</text:span><text:bookmark text:name="firstHeading"/><text:span text:style-name="T10">Jeremy Bentham</text:span><text:span text:style-name="T11">), פילוסוף אנגלי שחי לפני כ-200 שנה. </text:span><text:span text:style-name="T17">פיתח</text:span><text:span text:style-name="T11"> את הפילוסופיה ה</text:span><text:span text:style-name="T12">אוטיליטרית </text:span><text:span text:style-name="T13">שמשפט המפתח שלה הוא: "it is the greatest happiness of the greatest number that is the measure of right and wrong". מקובל לפרש שהכוונה למיקסום </text:span><text:span text:style-name="T14">הסכום של רמות האושר</text:span><text:span text:style-name="T13">.</text:span></text:p></text:note-body></text:note></text:span><text:span text:style-name="T4"> מציע לבחור בין האפשרויות בעזרת המנגנון הבא.</text:span></text:p>
      <text:p text:style-name="P4">א. <text:span text:style-name="T1">הקלט</text:span>: <text:span text:style-name="T6">כל משתתף מציין, לגבי כל מסעדה, מספר בין 1 (מאד לא רוצה) ל-10 (מאד רוצה), למשל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14">משתתפים V<text:span text:style-name="T5"> <text:s text:c="7"/></text:span>מסעדות --&gt; <text:span text:style-name="T5"><text:s text:c="2"/></text:span></text:p>
          </table:table-cell>
          <table:table-cell table:style-name="Table1.A1" office:value-type="string">
            <text:p text:style-name="P13">א</text:p>
          </table:table-cell>
          <table:table-cell table:style-name="Table1.A1" office:value-type="string">
            <text:p text:style-name="P13">ב</text:p>
          </table:table-cell>
          <table:table-cell table:style-name="Table1.D1" office:value-type="string">
            <text:p text:style-name="P13">ג</text:p>
          </table:table-cell>
        </table:table-row>
        <table:table-row>
          <table:table-cell table:style-name="Table1.A2" office:value-type="string">
            <text:p text:style-name="P15"><text:span text:style-name="T6"><text:s text:c="3"/></text:span>א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4</text:p>
          </table:table-cell>
          <table:table-cell table:style-name="Table1.D2" office:value-type="string">
            <text:p text:style-name="P12">3</text:p>
          </table:table-cell>
        </table:table-row>
        <table:table-row>
          <table:table-cell table:style-name="Table1.A2" office:value-type="string">
            <text:p text:style-name="P15"><text:span text:style-name="T6"><text:s text:c="3"/></text:span>ב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8</text:p>
          </table:table-cell>
          <table:table-cell table:style-name="Table1.D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15"><text:span text:style-name="T6"><text:s text:c="3"/></text:span>ג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6</text:p>
          </table:table-cell>
          <table:table-cell table:style-name="Table1.D2" office:value-type="string">
            <text:p text:style-name="P12">9</text:p>
          </table:table-cell>
        </table:table-row>
        <table:table-row>
          <table:table-cell table:style-name="Table1.A2" office:value-type="string">
            <text:p text:style-name="P15"><text:span text:style-name="T6"><text:s text:c="3"/></text:span>ד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5</text:p>
          </table:table-cell>
          <table:table-cell table:style-name="Table1.D2" office:value-type="string">
            <text:p text:style-name="P12">2</text:p>
          </table:table-cell>
        </table:table-row>
        <table:table-row>
          <table:table-cell table:style-name="Table1.A2" office:value-type="string">
            <text:p text:style-name="P15"><text:span text:style-name="T6"><text:s text:c="3"/></text:span>ה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4</text:p>
          </table:table-cell>
          <table:table-cell table:style-name="Table1.D2" office:value-type="string">
            <text:p text:style-name="P12">3</text:p>
          </table:table-cell>
        </table:table-row>
      </table:table>
      <text:p text:style-name="P5">ב. <text:span text:style-name="T1">האלגוריתם</text:span>: עבור כל מסעדה, מחשבים את <text:span text:style-name="T1">סכום</text:span> כל<text:span text:style-name="T7"> המספרים שסימנו המשתתפים (הסכום בכל עמודה). בוחרים את המסעדה שהסכום בעמודה שלה הוא הגבוה ביותר.</text:span></text:p>
      <text:p text:style-name="P6">האם המנגנון <text:span text:style-name="T8">של ירמיהו</text:span> הוא <text:span text:style-name="T19">אמיתי</text:span>? האם הוא יעיל פארטו? הוכיחו כל אחת מהתשובות<text:span text:style-name="T21">.</text:span></text:p>
      <text:p text:style-name="P7">3. <text:span text:style-name="T18">יוחנן</text:span><text:span text:style-name="T18"><text:note text:id="ftn2" text:note-class="footnote"><text:note-citation>2</text:note-citation><text:note-body><text:p text:style-name="P17"><text:span text:style-name="T18"><text:s/>יוחנן רולס (</text:span><text:bookmark text:name="firstHeading2"/><text:span text:style-name="T10">John Rawls</text:span><text:span text:style-name="T18">), פילוסוף אמריקאי שנפטר לפני כ-20 שנה. פיתח את העיקרון: "</text:span>promoting the interests of the least advantaged members of society<text:span text:style-name="T18">". מקובל לפרש שהכוונה </text:span><text:span text:style-name="T13">למיקסום </text:span><text:span text:style-name="T15">רמת האושר הנמוכה ביותר.</text:span></text:p></text:note-body></text:note></text:span><text:span text:style-name="T18"> מציע לבחור בין האפשרויות בעזרת המנגנון הבא: הקלט - כמו קודם. האלגוריתם - עבור כל מסעדה מחשבים את המינימום בין כל המספרים שסימנו המשתתפים (המינימום בכל עמודה). בוחרים את המסעדה </text:span><text:span text:style-name="T16">שהמינימום בעמודה שלה הוא הגבוה ביותר.</text:span></text:p>
      <text:p text:style-name="P6">האם המנגנון <text:span text:style-name="T8">של יוחנן </text:span>הוא <text:span text:style-name="T19">אמיתי</text:span>? האם הוא יעיל פארטו? <text:span text:style-name="T25">אם לא, איך אפשר לתקנו כך שיהיה יעיל פארטו?</text:span></text:p>
      <text:p text:style-name="P9"><text:span text:style-name="T23">4</text:span>. בניתוח <text:span text:style-name="T20">אלגוריתם הדיקטטורה הסדרתית, הנחנו שאף משתתף לא אדיש - כל סטודנט יכול לדרג כל שני חדרים במעונות ולהגיד איזה מהם טוב יותר. נניח עכשיו שיש סטודנטים אדישים. האם המנגנון עדיין יעיל פארטו? האם המנגנון עדיין אמיתי?</text:span></text:p>
      <text:p text:style-name="P10"><text:span text:style-name="T23">5</text:span>. <text:span text:style-name="T22">לאחר שהסטודנטים קיבלו מעונות, אגודת הסטודנטים מחלקת להם מתנות. יש n סטודנטים ו-2n מתנות וכל סטודנט צריך לקבל 2 מתנות. נשיא האגודה הציע את האלגוריתם הבא: מסדרים את הסטודנטים לפי סדר העדיפות שלהם (אותו סדר-עדיפות כמו בחלוקת המעונות), וכל אחד מהם בוחר חפץ. לאחר מכן עושים עוד סיבוב בסדר הפוך, וכל אחד בוחר חפץ נוסף. <text:s/></text:span></text:p>
      <text:p text:style-name="P11">א. הוכיחו שהאלגוריתם אינו אמיתי.</text:p>
      <text:p text:style-name="P11">ב. הציעו <text:span text:style-name="T26">תיקון קטן ב</text:span>אלגוריתם שיהפוך אותו לאמית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22T09:37:23.260872139</dc:date>
    <meta:editing-duration>P7DT19H1M11S</meta:editing-duration>
    <meta:editing-cycles>853</meta:editing-cycles>
    <meta:document-statistic meta:table-count="1" meta:image-count="0" meta:object-count="0" meta:page-count="1" meta:paragraph-count="40" meta:word-count="379" meta:character-count="2069" meta:non-whitespace-character-count="1699"/>
  </office:meta>
</office:document-meta>
</file>